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b6e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b6e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b6e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b6e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b6e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b6e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b6e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b6e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b6e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b6e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b6e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b6e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b6e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b6e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b6e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b6e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b6e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an Humberto Pèrez Guzmà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1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069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umberto Josè Guzmàn Carpi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527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1.3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1" meta:non-whitespace-character-count="1003"/>
    <meta:template xlink:type="simple" xlink:actuate="onRequest" xlink:title="Normal" xlink:href=""/>
  </office:meta>
</office:document-meta>
</file>